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3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13.806cm"/>
    </style:style>
    <style:style style:name="co4" style:family="table-column">
      <style:table-column-properties fo:break-before="auto" style:column-width="3.08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admins">
      <style:table-properties table:display="true" style:writing-mode="lr-tb"/>
    </style:style>
    <style:style style:name="ta2" style:family="table" style:master-page-name="PageStyle_5f_gamemodes">
      <style:table-properties table:display="true" style:writing-mode="lr-tb"/>
    </style:style>
    <style:style style:name="ta3" style:family="table" style:master-page-name="PageStyle_5f_ispartof">
      <style:table-properties table:display="true" style:writing-mode="lr-tb"/>
    </style:style>
    <style:style style:name="ta4" style:family="table" style:master-page-name="PageStyle_5f_isplayed">
      <style:table-properties table:display="true" style:writing-mode="lr-tb"/>
    </style:style>
    <style:style style:name="ta5" style:family="table" style:master-page-name="PageStyle_5f_packs">
      <style:table-properties table:display="true" style:writing-mode="lr-tb"/>
    </style:style>
    <style:style style:name="ta6" style:family="table" style:master-page-name="PageStyle_5f_subjects">
      <style:table-properties table:display="true" style:writing-mode="lr-tb"/>
    </style:style>
    <style:style style:name="ta7" style:family="table" style:master-page-name="PageStyle_5f__5f_stats_5f_connections">
      <style:table-properties table:display="true" style:writing-mode="lr-tb"/>
    </style:style>
    <style:style style:name="ta8" style:family="table" style:master-page-name="PageStyle_5f__5f_stats_5f_game_5f_sessions">
      <style:table-properties table:display="true" style:writing-mode="lr-tb"/>
    </style:style>
    <style:style style:name="ta9" style:family="table" style:master-page-name="PageStyle_5f__5f_stats_5f_packs_5f_in_5f_session">
      <style:table-properties table:display="true" style:writing-mode="lr-tb"/>
    </style:style>
    <style:style style:name="ta10" style:family="table" style:master-page-name="PageStyle_5f__5f_stats_5f_user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mins" table:style-name="ta1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active</text:p>
          </table:table-cell>
          <table:table-cell table:number-columns-repeated="2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f1ecd9b94a9273f61839edc01dc74166</text:p>
          </table:table-cell>
          <table:table-cell office:value-type="string" calcext:value-type="string">
            <text:p>8b8d8380fcaed5438ac118232c25b848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5026bc63b5418ffdb54f238db245ec01</text:p>
          </table:table-cell>
          <table:table-cell office:value-type="string" calcext:value-type="string">
            <text:p>4f0c1857467bd1b908f0579386622d58</text:p>
          </table:table-cell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 table:number-rows-repeated="10485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memodes" table:style-name="ta2"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iew_order</text:p>
          </table:table-cell>
          <table:table-cell table:number-columns-repeated="2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ur ou contre</text:p>
          </table:table-cell>
          <table:table-cell office:value-type="string" calcext:value-type="string">
            <text:p>Un thème vous sera donné. Êtes-vous pour ou contre 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'un ou l'autre</text:p>
          </table:table-cell>
          <table:table-cell office:value-type="string" calcext:value-type="string">
            <text:p>Vous êtes plutôt l'un ou l'autre 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1" table:number-rows-repeated="10485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spartof" table:style-name="ta3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subject_id</text:p>
          </table:table-cell>
          <table:table-cell office:value-type="string" calcext:value-type="string">
            <text:p>pack_id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 table:number-rows-repeated="10483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splayed" table:style-name="ta4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subject_id</text:p>
          </table:table-cell>
          <table:table-cell office:value-type="string" calcext:value-type="string">
            <text:p>gamemode_id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 table:number-rows-repeated="1048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cks" table:style-name="ta5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iew_order</text:p>
          </table:table-cell>
          <table:table-cell table:number-columns-repeated="2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re potes</text:p>
          </table:table-cell>
          <table:table-cell office:value-type="string" calcext:value-type="string">
            <text:p>Débats sans vraiment d'importance, convenable quand on veut s'amuser entre pote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ieux</text:p>
          </table:table-cell>
          <table:table-cell office:value-type="string" calcext:value-type="string">
            <text:p>Ces débats sont seulement pour les gens sérieux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quin</text:p>
          </table:table-cell>
          <table:table-cell office:value-type="string" calcext:value-type="string">
            <text:p>Ici on entre sur des questions plutot coquine, déconseillé aux moins de 18 ans.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ubelle</text:p>
          </table:table-cell>
          <table:table-cell office:value-type="string" calcext:value-type="string">
            <text:p>Ici, vous trouvez les sujets validés, mais qui ne sont pas encore triés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bjects" table:style-name="ta6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1" table:number-columns-repeated="254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validated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vort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ok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rk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iage pour to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adultè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nt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cebo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tagr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wit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s placements de produi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 colo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kt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s caricatur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n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quette chausset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'adop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 peine de m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 légalisation du canab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erdiction de fumer dans les lieux publ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'uniforme à l'éco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isser l'abattant des w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 cha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 chom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 confin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 couvre fe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 pill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 préservati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 sodom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 chirurgie esthét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 b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 zo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 télé-réalit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 salaire des footbale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 films 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 popcorn sal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re chocolat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s gilet jaun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s relig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 saut à l'élast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écrire des lettr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a polygam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 réchauffement climat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éter devant son compagn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s poi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 nudis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oire du vin à 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s croisière en bate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s régi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 nut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s camping c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 bombe nucléa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s caméras de surveill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'alc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s fastf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 BDS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 PA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 mari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 prostitu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 brex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s voyages spacia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s points sur le perm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 r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 musique class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s cro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s apéro-dinato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'ananas sur la pi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'indépendance de la cor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 transumanis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 theoreme de pytago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 royaut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 dark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es armes à fe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'homéopath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 circons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s antidépresse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 bizu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s strin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s liseu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icher au ba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 camp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s jeux d'arg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 fromage de chêv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s roumai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eurre demi s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 maquill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 gode ceint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école à la mai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uthanas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rri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e vacc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es animaux dans les cirq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s auberges de jeune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s livres aud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es piles rechargeab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es trottinettes électriq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égétari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ucer c'est trom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voir quand tu vas mour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voir comment tu vas mour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ire de to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a limitation de vitesse à 80 km/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es grandes surfaces ouvertes le dimanc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es percin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es tatouag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'homosexualit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ilettes japonai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oilettes tur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oilettes sèch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e port du voi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e sli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e moule bite sur la pl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es assistants voca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es protections hygiéniques remboursés par la C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oitures électriq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ipi sous la douc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'euthanas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e naturis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e port du mas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pple (iO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'allèt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a cuisine au micro-on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inir dans la bouc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rmir avec des chausset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nger ses crottes de ne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es cours à dist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s jeux vidé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e viag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e band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e debardeu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 coupe mul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es feri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 biè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’accent quebeco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e protoxyde d’azo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e popp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e matelas gonfl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 lect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 médit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s habits de mar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 kronenbo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e b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 télétrav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es boites de nu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es fetes de vill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s business sch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e can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e bowl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’accrobranc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es heures de col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es divisio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 k-w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'inces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a pornograph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a pedopornograph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a zoophil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a vodk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 whisk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e ciga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ffrir des ro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a saint valen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xi 5 (le fi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rison brea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lus belle la v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lcol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ar wa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arry pot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es mang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es dessins animé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'opé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es forfaits fre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a snc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e covoitur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aire du st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 tecktoni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es weste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a pêche intens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es espagnol(e)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es coffee sho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'expatri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s paradis fisca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e lo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es paris sportif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es mots croisé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es malaba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3 cafes gourman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Johnny hallid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arley david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es bloc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es grèv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attre son conjo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onald trum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mmanuel macr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rigitte macr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mily ratajkows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e r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es guinguet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e baby fo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e jeux g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ionel mess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ristiano ronal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a ps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a nintendo swi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es autos électr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es pates 3 minu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es talons aiguil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es ballerin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es maillots strin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rima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rmir en cuillè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e mét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e fiat multip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'acn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'appareil denta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e poiv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e c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es ch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es chie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aire son l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stats_connections" table:style-name="ta7">
        <table:table-column table:style-name="co1" table:number-columns-repeated="2" table:default-cell-style-name="ce1"/>
        <table:table-column table:style-name="co4" table:default-cell-style-name="ce2"/>
        <table:table-column table:style-name="co1" table:number-columns-repeated="253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stats_users_id</text:p>
          </table:table-cell>
          <table:table-cell office:value-type="string" calcext:value-type="string">
            <text:p>connection_date</text:p>
          </table:table-cell>
          <table:table-cell table:number-columns-repeated="25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21-02-23T10:49:08" calcext:value-type="date">
            <text:p>23/2/21 10:49 AM</text:p>
          </table:table-cell>
          <table:table-cell table:number-columns-repeated="2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2:22" calcext:value-type="date">
            <text:p>23/2/21 10:52 AM</text:p>
          </table:table-cell>
          <table:table-cell table:number-columns-repeated="2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3:31" calcext:value-type="date">
            <text:p>23/2/21 10:53 AM</text:p>
          </table:table-cell>
          <table:table-cell table:number-columns-repeated="2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5:20" calcext:value-type="date">
            <text:p>23/2/21 10:55 AM</text:p>
          </table:table-cell>
          <table:table-cell table:number-columns-repeated="2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5:41" calcext:value-type="date">
            <text:p>23/2/21 10:55 AM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6:15" calcext:value-type="date">
            <text:p>23/2/21 10:56 AM</text:p>
          </table:table-cell>
          <table:table-cell table:number-columns-repeated="2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7:19" calcext:value-type="date">
            <text:p>23/2/21 10:57 AM</text:p>
          </table:table-cell>
          <table:table-cell table:number-columns-repeated="2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0:59:13" calcext:value-type="date">
            <text:p>23/2/21 10:59 AM</text:p>
          </table:table-cell>
          <table:table-cell table:number-columns-repeated="2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1:03:34" calcext:value-type="date">
            <text:p>23/2/21 11:03 AM</text:p>
          </table:table-cell>
          <table:table-cell table:number-columns-repeated="2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3:53:34" calcext:value-type="date">
            <text:p>23/2/21 1:53 PM</text:p>
          </table:table-cell>
          <table:table-cell table:number-columns-repeated="2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3:54:21" calcext:value-type="date">
            <text:p>23/2/21 1:54 PM</text:p>
          </table:table-cell>
          <table:table-cell table:number-columns-repeated="2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3:56:34" calcext:value-type="date">
            <text:p>23/2/21 1:56 PM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3:57:29" calcext:value-type="date">
            <text:p>23/2/21 1:57 PM</text:p>
          </table:table-cell>
          <table:table-cell table:number-columns-repeated="2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3:58:51" calcext:value-type="date">
            <text:p>23/2/21 1:58 PM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11:55" calcext:value-type="date">
            <text:p>23/2/21 2:11 PM</text:p>
          </table:table-cell>
          <table:table-cell table:number-columns-repeated="2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14:29" calcext:value-type="date">
            <text:p>23/2/21 2:14 PM</text:p>
          </table:table-cell>
          <table:table-cell table:number-columns-repeated="2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17:24" calcext:value-type="date">
            <text:p>23/2/21 2:17 PM</text:p>
          </table:table-cell>
          <table:table-cell table:number-columns-repeated="2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17:54" calcext:value-type="date">
            <text:p>23/2/21 2:17 PM</text:p>
          </table:table-cell>
          <table:table-cell table:number-columns-repeated="2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21:59" calcext:value-type="date">
            <text:p>23/2/21 2:21 PM</text:p>
          </table:table-cell>
          <table:table-cell table:number-columns-repeated="2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22:46" calcext:value-type="date">
            <text:p>23/2/21 2:22 PM</text:p>
          </table:table-cell>
          <table:table-cell table:number-columns-repeated="2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25:20" calcext:value-type="date">
            <text:p>23/2/21 2:25 PM</text:p>
          </table:table-cell>
          <table:table-cell table:number-columns-repeated="2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26:10" calcext:value-type="date">
            <text:p>23/2/21 2:26 PM</text:p>
          </table:table-cell>
          <table:table-cell table:number-columns-repeated="2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28:02" calcext:value-type="date">
            <text:p>23/2/21 2:28 PM</text:p>
          </table:table-cell>
          <table:table-cell table:number-columns-repeated="2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29:26" calcext:value-type="date">
            <text:p>23/2/21 2:29 PM</text:p>
          </table:table-cell>
          <table:table-cell table:number-columns-repeated="25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23T14:31:43" calcext:value-type="date">
            <text:p>23/2/21 2:31 PM</text:p>
          </table:table-cell>
          <table:table-cell table:number-columns-repeated="25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date" office:date-value="2021-02-23T14:50:02" calcext:value-type="date">
            <text:p>23/2/21 2:50 PM</text:p>
          </table:table-cell>
          <table:table-cell table:number-columns-repeated="25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date" office:date-value="2021-02-23T14:53:30" calcext:value-type="date">
            <text:p>23/2/21 2:53 PM</text:p>
          </table:table-cell>
          <table:table-cell table:number-columns-repeated="2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date" office:date-value="2021-02-23T14:54:08" calcext:value-type="date">
            <text:p>23/2/21 2:54 PM</text:p>
          </table:table-cell>
          <table:table-cell table:number-columns-repeated="25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date" office:date-value="2021-02-23T14:54:22" calcext:value-type="date">
            <text:p>23/2/21 2:54 PM</text:p>
          </table:table-cell>
          <table:table-cell table:number-columns-repeated="25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date" office:date-value="2021-02-23T16:37:31" calcext:value-type="date">
            <text:p>23/2/21 4:37 PM</text:p>
          </table:table-cell>
          <table:table-cell table:number-columns-repeated="2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date" office:date-value="2021-02-23T17:30:23" calcext:value-type="date">
            <text:p>23/2/21 5:30 PM</text:p>
          </table:table-cell>
          <table:table-cell table:number-columns-repeated="2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date" office:date-value="2021-02-24T16:31:38" calcext:value-type="date">
            <text:p>24/2/21 4:31 PM</text:p>
          </table:table-cell>
          <table:table-cell table:number-columns-repeated="2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21-02-24T16:58:46" calcext:value-type="date">
            <text:p>24/2/21 4:58 PM</text:p>
          </table:table-cell>
          <table:table-cell table:number-columns-repeated="25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date" office:date-value="2021-02-24T17:02:28" calcext:value-type="date">
            <text:p>24/2/21 5:02 PM</text:p>
          </table:table-cell>
          <table:table-cell table:number-columns-repeated="25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date" office:date-value="2021-02-24T17:58:21" calcext:value-type="date">
            <text:p>24/2/21 5:58 PM</text:p>
          </table:table-cell>
          <table:table-cell table:number-columns-repeated="25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date" office:date-value="2021-02-25T19:15:04" calcext:value-type="date">
            <text:p>25/2/21 7:15 PM</text:p>
          </table:table-cell>
          <table:table-cell table:number-columns-repeated="25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date" office:date-value="2021-02-25T19:27:33" calcext:value-type="date">
            <text:p>25/2/21 7:27 PM</text:p>
          </table:table-cell>
          <table:table-cell table:number-columns-repeated="25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date" office:date-value="2021-02-25T19:30:07" calcext:value-type="date">
            <text:p>25/2/21 7:30 PM</text:p>
          </table:table-cell>
          <table:table-cell table:number-columns-repeated="25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date" office:date-value="2021-02-25T19:31:33" calcext:value-type="date">
            <text:p>25/2/21 7:31 PM</text:p>
          </table:table-cell>
          <table:table-cell table:number-columns-repeated="2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date" office:date-value="2021-02-25T19:32:10" calcext:value-type="date">
            <text:p>25/2/21 7:32 PM</text:p>
          </table:table-cell>
          <table:table-cell table:number-columns-repeated="25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date" office:date-value="2021-02-25T19:33:50" calcext:value-type="date">
            <text:p>25/2/21 7:33 PM</text:p>
          </table:table-cell>
          <table:table-cell table:number-columns-repeated="2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date" office:date-value="2021-02-25T19:34:01" calcext:value-type="date">
            <text:p>25/2/21 7:34 PM</text:p>
          </table:table-cell>
          <table:table-cell table:number-columns-repeated="25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date" office:date-value="2021-02-25T20:29:03" calcext:value-type="date">
            <text:p>25/2/21 8:29 PM</text:p>
          </table:table-cell>
          <table:table-cell table:number-columns-repeated="25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date" office:date-value="2021-02-25T20:31:12" calcext:value-type="date">
            <text:p>25/2/21 8:31 PM</text:p>
          </table:table-cell>
          <table:table-cell table:number-columns-repeated="2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date" office:date-value="2021-02-25T20:34:35" calcext:value-type="date">
            <text:p>25/2/21 8:34 PM</text:p>
          </table:table-cell>
          <table:table-cell table:number-columns-repeated="25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date" office:date-value="2021-02-25T22:16:39" calcext:value-type="date">
            <text:p>25/2/21 10:16 PM</text:p>
          </table:table-cell>
          <table:table-cell table:number-columns-repeated="25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date" office:date-value="2021-02-26T23:03:23" calcext:value-type="date">
            <text:p>26/2/21 11:03 PM</text:p>
          </table:table-cell>
          <table:table-cell table:number-columns-repeated="25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2-27T07:35:54" calcext:value-type="date">
            <text:p>27/2/21 7:35 AM</text:p>
          </table:table-cell>
          <table:table-cell table:number-columns-repeated="25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date" office:date-value="2021-02-27T20:14:12" calcext:value-type="date">
            <text:p>27/2/21 8:14 PM</text:p>
          </table:table-cell>
          <table:table-cell table:number-columns-repeated="25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date" office:date-value="2021-02-28T17:42:24" calcext:value-type="date">
            <text:p>28/2/21 5:42 PM</text:p>
          </table:table-cell>
          <table:table-cell table:number-columns-repeated="25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2-28T17:46:38" calcext:value-type="date">
            <text:p>28/2/21 5:46 PM</text:p>
          </table:table-cell>
          <table:table-cell table:number-columns-repeated="25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1T12:27:40" calcext:value-type="date">
            <text:p>1/3/21 12:27 PM</text:p>
          </table:table-cell>
          <table:table-cell table:number-columns-repeated="25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2T12:18:34" calcext:value-type="date">
            <text:p>2/3/21 12:18 PM</text:p>
          </table:table-cell>
          <table:table-cell table:number-columns-repeated="25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3T12:24:54" calcext:value-type="date">
            <text:p>3/3/21 12:24 PM</text:p>
          </table:table-cell>
          <table:table-cell table:number-columns-repeated="25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date" office:date-value="2021-03-03T12:48:45" calcext:value-type="date">
            <text:p>3/3/21 12:48 PM</text:p>
          </table:table-cell>
          <table:table-cell table:number-columns-repeated="2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date" office:date-value="2021-03-03T20:42:27" calcext:value-type="date">
            <text:p>3/3/21 8:42 PM</text:p>
          </table:table-cell>
          <table:table-cell table:number-columns-repeated="25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4T12:29:15" calcext:value-type="date">
            <text:p>4/3/21 12:29 PM</text:p>
          </table:table-cell>
          <table:table-cell table:number-columns-repeated="25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5T12:35:17" calcext:value-type="date">
            <text:p>5/3/21 12:35 PM</text:p>
          </table:table-cell>
          <table:table-cell table:number-columns-repeated="25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date" office:date-value="2021-03-05T20:09:19" calcext:value-type="date">
            <text:p>5/3/21 8:09 PM</text:p>
          </table:table-cell>
          <table:table-cell table:number-columns-repeated="25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date" office:date-value="2021-03-06T03:20:28" calcext:value-type="date">
            <text:p>6/3/21 3:20 AM</text:p>
          </table:table-cell>
          <table:table-cell table:number-columns-repeated="25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3-06T19:09:08" calcext:value-type="date">
            <text:p>6/3/21 7:09 PM</text:p>
          </table:table-cell>
          <table:table-cell table:number-columns-repeated="25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date" office:date-value="2021-03-06T19:27:48" calcext:value-type="date">
            <text:p>6/3/21 7:27 PM</text:p>
          </table:table-cell>
          <table:table-cell table:number-columns-repeated="25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date" office:date-value="2021-03-06T20:43:47" calcext:value-type="date">
            <text:p>6/3/21 8:43 PM</text:p>
          </table:table-cell>
          <table:table-cell table:number-columns-repeated="25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date" office:date-value="2021-03-06T20:50:50" calcext:value-type="date">
            <text:p>6/3/21 8:50 PM</text:p>
          </table:table-cell>
          <table:table-cell table:number-columns-repeated="25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date" office:date-value="2021-03-06T20:51:35" calcext:value-type="date">
            <text:p>6/3/21 8:51 PM</text:p>
          </table:table-cell>
          <table:table-cell table:number-columns-repeated="25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date" office:date-value="2021-03-06T20:53:13" calcext:value-type="date">
            <text:p>6/3/21 8:53 PM</text:p>
          </table:table-cell>
          <table:table-cell table:number-columns-repeated="25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date" office:date-value="2021-03-06T20:56:42" calcext:value-type="date">
            <text:p>6/3/21 8:56 PM</text:p>
          </table:table-cell>
          <table:table-cell table:number-columns-repeated="2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date" office:date-value="2021-03-07T18:06:58" calcext:value-type="date">
            <text:p>7/3/21 6:06 PM</text:p>
          </table:table-cell>
          <table:table-cell table:number-columns-repeated="25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date" office:date-value="2021-03-07T21:34:45" calcext:value-type="date">
            <text:p>7/3/21 9:34 PM</text:p>
          </table:table-cell>
          <table:table-cell table:number-columns-repeated="25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8T12:34:33" calcext:value-type="date">
            <text:p>8/3/21 12:34 PM</text:p>
          </table:table-cell>
          <table:table-cell table:number-columns-repeated="2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date" office:date-value="2021-03-08T15:36:13" calcext:value-type="date">
            <text:p>8/3/21 3:36 PM</text:p>
          </table:table-cell>
          <table:table-cell table:number-columns-repeated="2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date" office:date-value="2021-03-08T20:31:36" calcext:value-type="date">
            <text:p>8/3/21 8:31 PM</text:p>
          </table:table-cell>
          <table:table-cell table:number-columns-repeated="2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date" office:date-value="2021-03-08T20:31:41" calcext:value-type="date">
            <text:p>8/3/21 8:31 PM</text:p>
          </table:table-cell>
          <table:table-cell table:number-columns-repeated="2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date" office:date-value="2021-03-09T11:44:56" calcext:value-type="date">
            <text:p>9/3/21 11:44 AM</text:p>
          </table:table-cell>
          <table:table-cell table:number-columns-repeated="2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date" office:date-value="2021-03-09T11:49:47" calcext:value-type="date">
            <text:p>9/3/21 11:49 AM</text:p>
          </table:table-cell>
          <table:table-cell table:number-columns-repeated="2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09T12:19:47" calcext:value-type="date">
            <text:p>9/3/21 12:19 PM</text:p>
          </table:table-cell>
          <table:table-cell table:number-columns-repeated="25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date" office:date-value="2021-03-09T18:40:25" calcext:value-type="date">
            <text:p>9/3/21 6:40 PM</text:p>
          </table:table-cell>
          <table:table-cell table:number-columns-repeated="25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date" office:date-value="2021-03-09T19:15:31" calcext:value-type="date">
            <text:p>9/3/21 7:15 PM</text:p>
          </table:table-cell>
          <table:table-cell table:number-columns-repeated="2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date" office:date-value="2021-03-09T19:17:04" calcext:value-type="date">
            <text:p>9/3/21 7:17 PM</text:p>
          </table:table-cell>
          <table:table-cell table:number-columns-repeated="2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date" office:date-value="2021-03-10T02:49:56" calcext:value-type="date">
            <text:p>10/3/21 2:49 AM</text:p>
          </table:table-cell>
          <table:table-cell table:number-columns-repeated="2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date" office:date-value="2021-03-10T02:50:29" calcext:value-type="date">
            <text:p>10/3/21 2:50 AM</text:p>
          </table:table-cell>
          <table:table-cell table:number-columns-repeated="25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date" office:date-value="2021-03-10T02:52:05" calcext:value-type="date">
            <text:p>10/3/21 2:52 AM</text:p>
          </table:table-cell>
          <table:table-cell table:number-columns-repeated="2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date" office:date-value="2021-03-10T02:57:01" calcext:value-type="date">
            <text:p>10/3/21 2:57 AM</text:p>
          </table:table-cell>
          <table:table-cell table:number-columns-repeated="2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date" office:date-value="2021-03-10T02:58:13" calcext:value-type="date">
            <text:p>10/3/21 2:58 AM</text:p>
          </table:table-cell>
          <table:table-cell table:number-columns-repeated="2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date" office:date-value="2021-03-10T02:59:36" calcext:value-type="date">
            <text:p>10/3/21 2:59 AM</text:p>
          </table:table-cell>
          <table:table-cell table:number-columns-repeated="2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date" office:date-value="2021-03-10T19:19:57" calcext:value-type="date">
            <text:p>10/3/21 7:19 PM</text:p>
          </table:table-cell>
          <table:table-cell table:number-columns-repeated="2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date" office:date-value="2021-03-11T22:56:31" calcext:value-type="date">
            <text:p>11/3/21 10:56 PM</text:p>
          </table:table-cell>
          <table:table-cell table:number-columns-repeated="2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date" office:date-value="2021-03-12T00:06:46" calcext:value-type="date">
            <text:p>12/3/21 12:06 AM</text:p>
          </table:table-cell>
          <table:table-cell table:number-columns-repeated="25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date" office:date-value="2021-03-12T13:21:21" calcext:value-type="date">
            <text:p>12/3/21 1:21 PM</text:p>
          </table:table-cell>
          <table:table-cell table:number-columns-repeated="2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date" office:date-value="2021-03-12T21:13:59" calcext:value-type="date">
            <text:p>12/3/21 9:13 PM</text:p>
          </table:table-cell>
          <table:table-cell table:number-columns-repeated="25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date" office:date-value="2021-03-13T01:57:46" calcext:value-type="date">
            <text:p>13/3/21 1:57 AM</text:p>
          </table:table-cell>
          <table:table-cell table:number-columns-repeated="25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date" office:date-value="2021-03-13T14:31:30" calcext:value-type="date">
            <text:p>13/3/21 2:31 PM</text:p>
          </table:table-cell>
          <table:table-cell table:number-columns-repeated="25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date" office:date-value="2021-03-13T14:34:31" calcext:value-type="date">
            <text:p>13/3/21 2:34 PM</text:p>
          </table:table-cell>
          <table:table-cell table:number-columns-repeated="25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date" office:date-value="2021-03-14T20:37:05" calcext:value-type="date">
            <text:p>14/3/21 8:37 PM</text:p>
          </table:table-cell>
          <table:table-cell table:number-columns-repeated="25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date" office:date-value="2021-03-14T21:20:54" calcext:value-type="date">
            <text:p>14/3/21 9:20 PM</text:p>
          </table:table-cell>
          <table:table-cell table:number-columns-repeated="25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date" office:date-value="2021-03-16T11:37:03" calcext:value-type="date">
            <text:p>16/3/21 11:37 AM</text:p>
          </table:table-cell>
          <table:table-cell table:number-columns-repeated="25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date" office:date-value="2021-03-17T00:39:10" calcext:value-type="date">
            <text:p>17/3/21 12:39 AM</text:p>
          </table:table-cell>
          <table:table-cell table:number-columns-repeated="25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date" office:date-value="2021-03-17T00:40:08" calcext:value-type="date">
            <text:p>17/3/21 12:40 AM</text:p>
          </table:table-cell>
          <table:table-cell table:number-columns-repeated="25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date" office:date-value="2021-03-17T00:41:36" calcext:value-type="date">
            <text:p>17/3/21 12:41 AM</text:p>
          </table:table-cell>
          <table:table-cell table:number-columns-repeated="2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3-18T17:04:50" calcext:value-type="date">
            <text:p>18/3/21 5:04 PM</text:p>
          </table:table-cell>
          <table:table-cell table:number-columns-repeated="25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3-18T17:05:25" calcext:value-type="date">
            <text:p>18/3/21 5:05 PM</text:p>
          </table:table-cell>
          <table:table-cell table:number-columns-repeated="25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date" office:date-value="2021-03-18T20:12:11" calcext:value-type="date">
            <text:p>18/3/21 8:12 PM</text:p>
          </table:table-cell>
          <table:table-cell table:number-columns-repeated="25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date" office:date-value="2021-03-18T20:27:23" calcext:value-type="date">
            <text:p>18/3/21 8:27 PM</text:p>
          </table:table-cell>
          <table:table-cell table:number-columns-repeated="25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date" office:date-value="2021-03-18T20:51:10" calcext:value-type="date">
            <text:p>18/3/21 8:51 PM</text:p>
          </table:table-cell>
          <table:table-cell table:number-columns-repeated="25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date" office:date-value="2021-03-18T20:52:42" calcext:value-type="date">
            <text:p>18/3/21 8:52 PM</text:p>
          </table:table-cell>
          <table:table-cell table:number-columns-repeated="25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date" office:date-value="2021-03-18T21:57:06" calcext:value-type="date">
            <text:p>18/3/21 9:57 PM</text:p>
          </table:table-cell>
          <table:table-cell table:number-columns-repeated="25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date" office:date-value="2021-03-18T22:07:07" calcext:value-type="date">
            <text:p>18/3/21 10:07 PM</text:p>
          </table:table-cell>
          <table:table-cell table:number-columns-repeated="25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date" office:date-value="2021-03-18T22:07:39" calcext:value-type="date">
            <text:p>18/3/21 10:07 PM</text:p>
          </table:table-cell>
          <table:table-cell table:number-columns-repeated="25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date" office:date-value="2021-03-19T16:28:43" calcext:value-type="date">
            <text:p>19/3/21 4:28 PM</text:p>
          </table:table-cell>
          <table:table-cell table:number-columns-repeated="25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3-19T19:24:16" calcext:value-type="date">
            <text:p>19/3/21 7:24 PM</text:p>
          </table:table-cell>
          <table:table-cell table:number-columns-repeated="25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3-19T19:25:55" calcext:value-type="date">
            <text:p>19/3/21 7:25 PM</text:p>
          </table:table-cell>
          <table:table-cell table:number-columns-repeated="25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date" office:date-value="2021-03-20T13:26:12" calcext:value-type="date">
            <text:p>20/3/21 1:26 PM</text:p>
          </table:table-cell>
          <table:table-cell table:number-columns-repeated="253"/>
        </table:table-row>
        <table:table-row table:style-name="ro1" table:number-rows-repeated="1048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stats_game_sessions" table:style-name="ta8">
        <table:table-column table:style-name="co1" table:number-columns-repeated="2" table:default-cell-style-name="ce1"/>
        <table:table-column table:style-name="co4" table:default-cell-style-name="ce2"/>
        <table:table-column table:style-name="co1" table:number-columns-repeated="253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stats_connections_id</text:p>
          </table:table-cell>
          <table:table-cell office:value-type="string" calcext:value-type="string">
            <text:p>game_session_date</text:p>
          </table:table-cell>
          <table:table-cell office:value-type="string" calcext:value-type="string">
            <text:p>numberOfPlayers</text:p>
          </table:table-cell>
          <table:table-cell office:value-type="string" calcext:value-type="string">
            <text:p>numberOfLiars</text:p>
          </table:table-cell>
          <table:table-cell office:value-type="string" calcext:value-type="string">
            <text:p>subject_id</text:p>
          </table:table-cell>
          <table:table-cell table:number-columns-repeated="2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date" office:date-value="2021-02-23T10:56:36" calcext:value-type="date">
            <text:p>23/2/21 10:56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date" office:date-value="2021-02-23T10:59:35" calcext:value-type="date">
            <text:p>23/2/21 10:59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date" office:date-value="2021-02-23T13:53:51" calcext:value-type="date">
            <text:p>23/2/21 1:5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date" office:date-value="2021-02-23T13:54:37" calcext:value-type="date">
            <text:p>23/2/21 1:5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date" office:date-value="2021-02-23T13:56:50" calcext:value-type="date">
            <text:p>23/2/21 1:56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date" office:date-value="2021-02-23T13:57:47" calcext:value-type="date">
            <text:p>23/2/21 1:57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2-23T13:59:06" calcext:value-type="date">
            <text:p>23/2/21 1:59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date" office:date-value="2021-02-23T13:59:17" calcext:value-type="date">
            <text:p>23/2/21 1:59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date" office:date-value="2021-02-23T14:12:13" calcext:value-type="date">
            <text:p>23/2/21 2:1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date" office:date-value="2021-02-23T14:14:48" calcext:value-type="date">
            <text:p>23/2/21 2:1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date" office:date-value="2021-02-23T14:18:09" calcext:value-type="date">
            <text:p>23/2/21 2:18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date" office:date-value="2021-02-23T14:26:47" calcext:value-type="date">
            <text:p>23/2/21 2:26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date" office:date-value="2021-02-23T14:29:43" calcext:value-type="date">
            <text:p>23/2/21 2:29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date" office:date-value="2021-02-23T14:30:22" calcext:value-type="date">
            <text:p>23/2/21 2:3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2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date" office:date-value="2021-02-23T14:32:07" calcext:value-type="date">
            <text:p>23/2/21 2:3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2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date" office:date-value="2021-02-23T14:32:13" calcext:value-type="date">
            <text:p>23/2/21 2:3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2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date" office:date-value="2021-02-23T14:32:18" calcext:value-type="date">
            <text:p>23/2/21 2:3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2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date" office:date-value="2021-02-23T14:32:33" calcext:value-type="date">
            <text:p>23/2/21 2:3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5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date" office:date-value="2021-02-23T14:34:02" calcext:value-type="date">
            <text:p>23/2/21 2:3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date" office:date-value="2021-02-23T14:50:53" calcext:value-type="date">
            <text:p>23/2/21 2:5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date" office:date-value="2021-02-23T14:55:00" calcext:value-type="date">
            <text:p>23/2/21 2:55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date" office:date-value="2021-02-23T17:30:47" calcext:value-type="date">
            <text:p>23/2/21 5:3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date" office:date-value="2021-02-24T17:58:47" calcext:value-type="date">
            <text:p>24/2/21 5:58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date" office:date-value="2021-02-24T17:59:06" calcext:value-type="date">
            <text:p>24/2/21 5:59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25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date" office:date-value="2021-02-25T19:15:23" calcext:value-type="date">
            <text:p>25/2/21 7:15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2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date" office:date-value="2021-02-25T19:30:27" calcext:value-type="date">
            <text:p>25/2/21 7:3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date" office:date-value="2021-02-25T19:32:54" calcext:value-type="date">
            <text:p>25/2/21 7:3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2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date" office:date-value="2021-02-25T19:33:20" calcext:value-type="date">
            <text:p>25/2/21 7:3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date" office:date-value="2021-02-25T19:34:19" calcext:value-type="date">
            <text:p>25/2/21 7:3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date" office:date-value="2021-02-25T19:34:26" calcext:value-type="date">
            <text:p>25/2/21 7:3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25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date" office:date-value="2021-02-25T19:34:48" calcext:value-type="date">
            <text:p>25/2/21 7:3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date" office:date-value="2021-02-25T19:36:14" calcext:value-type="date">
            <text:p>25/2/21 7:36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5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05:59" calcext:value-type="date">
            <text:p>26/2/21 11:05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12:24" calcext:value-type="date">
            <text:p>26/2/21 11:12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5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18:28" calcext:value-type="date">
            <text:p>26/2/21 11:18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20:03" calcext:value-type="date">
            <text:p>26/2/21 11:20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5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20:35" calcext:value-type="date">
            <text:p>26/2/21 11:20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23:07" calcext:value-type="date">
            <text:p>26/2/21 11:23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25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33:31" calcext:value-type="date">
            <text:p>26/2/21 11:33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34:09" calcext:value-type="date">
            <text:p>26/2/21 11:34 P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25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44:24" calcext:value-type="date">
            <text:p>26/2/21 11:44 P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5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52:51" calcext:value-type="date">
            <text:p>26/2/21 11:52 P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5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6T23:57:44" calcext:value-type="date">
            <text:p>26/2/21 11:57 P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08:23" calcext:value-type="date">
            <text:p>27/2/21 12:08 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5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13:24" calcext:value-type="date">
            <text:p>27/2/21 12:13 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5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17:22" calcext:value-type="date">
            <text:p>27/2/21 12:17 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date" office:date-value="2021-02-27T00:21:29" calcext:value-type="date">
            <text:p>27/2/21 12:21 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5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33:59" calcext:value-type="date">
            <text:p>27/2/21 12:33 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5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35:18" calcext:value-type="date">
            <text:p>27/2/21 12:35 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5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36:29" calcext:value-type="date">
            <text:p>27/2/21 12:36 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40:57" calcext:value-type="date">
            <text:p>27/2/21 12:40 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5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41:38" calcext:value-type="date">
            <text:p>27/2/21 12:41 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5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49:14" calcext:value-type="date">
            <text:p>27/2/21 12:49 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5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date" office:date-value="2021-02-27T00:49:30" calcext:value-type="date">
            <text:p>27/2/21 12:49 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5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date" office:date-value="2021-02-28T17:43:40" calcext:value-type="date">
            <text:p>28/2/21 5:4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25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date" office:date-value="2021-02-28T17:43:59" calcext:value-type="date">
            <text:p>28/2/21 5:4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5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date" office:date-value="2021-02-28T17:48:36" calcext:value-type="date">
            <text:p>28/2/21 5:48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5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date" office:date-value="2021-02-28T17:59:10" calcext:value-type="date">
            <text:p>28/2/21 5:59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date" office:date-value="2021-02-28T18:09:50" calcext:value-type="date">
            <text:p>28/2/21 6:09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25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date" office:date-value="2021-02-28T18:18:34" calcext:value-type="date">
            <text:p>28/2/21 6:18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25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date" office:date-value="2021-02-28T18:29:20" calcext:value-type="date">
            <text:p>28/2/21 6:29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25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date" office:date-value="2021-03-01T12:28:53" calcext:value-type="date">
            <text:p>1/3/21 12:28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25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date" office:date-value="2021-03-01T12:31:15" calcext:value-type="date">
            <text:p>1/3/21 12:31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25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date" office:date-value="2021-03-01T12:36:35" calcext:value-type="date">
            <text:p>1/3/21 12:3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5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date" office:date-value="2021-03-01T12:36:47" calcext:value-type="date">
            <text:p>1/3/21 12:3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5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date" office:date-value="2021-03-01T12:41:24" calcext:value-type="date">
            <text:p>1/3/21 12:41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5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date" office:date-value="2021-03-01T12:46:27" calcext:value-type="date">
            <text:p>1/3/21 12:4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5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date" office:date-value="2021-03-02T12:20:21" calcext:value-type="date">
            <text:p>2/3/21 12:20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5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date" office:date-value="2021-03-02T12:35:19" calcext:value-type="date">
            <text:p>2/3/21 12:35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5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date" office:date-value="2021-03-03T12:26:43" calcext:value-type="date">
            <text:p>3/3/21 12:26 P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table:number-columns-repeated="25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date" office:date-value="2021-03-03T12:32:03" calcext:value-type="date">
            <text:p>3/3/21 12:32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table:number-columns-repeated="25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date" office:date-value="2021-03-03T12:43:29" calcext:value-type="date">
            <text:p>3/3/21 12:43 P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5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date" office:date-value="2021-03-03T12:52:31" calcext:value-type="date">
            <text:p>3/3/21 12:52 P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5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date" office:date-value="2021-03-03T20:42:59" calcext:value-type="date">
            <text:p>3/3/21 8:4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5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date" office:date-value="2021-03-03T20:43:25" calcext:value-type="date">
            <text:p>3/3/21 8:4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5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date" office:date-value="2021-03-04T12:30:00" calcext:value-type="date">
            <text:p>4/3/21 12:30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25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date" office:date-value="2021-03-04T12:37:17" calcext:value-type="date">
            <text:p>4/3/21 12:37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5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date" office:date-value="2021-03-04T12:44:15" calcext:value-type="date">
            <text:p>4/3/21 12:44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date" office:date-value="2021-03-05T12:37:14" calcext:value-type="date">
            <text:p>5/3/21 12:37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number-columns-repeated="25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date" office:date-value="2021-03-05T12:48:31" calcext:value-type="date">
            <text:p>5/3/21 12:48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5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date" office:date-value="2021-03-05T20:13:12" calcext:value-type="date">
            <text:p>5/3/21 8:13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5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date" office:date-value="2021-03-05T20:14:32" calcext:value-type="date">
            <text:p>5/3/21 8:14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23:32" calcext:value-type="date">
            <text:p>6/3/21 3:23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5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23:43" calcext:value-type="date">
            <text:p>6/3/21 3:23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5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24:52" calcext:value-type="date">
            <text:p>6/3/21 3:24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5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25:19" calcext:value-type="date">
            <text:p>6/3/21 3:25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5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27:47" calcext:value-type="date">
            <text:p>6/3/21 3:27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5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28:00" calcext:value-type="date">
            <text:p>6/3/21 3:28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5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34:54" calcext:value-type="date">
            <text:p>6/3/21 3:34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5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45:26" calcext:value-type="date">
            <text:p>6/3/21 3:45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5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45:56" calcext:value-type="date">
            <text:p>6/3/21 3:45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5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53:04" calcext:value-type="date">
            <text:p>6/3/21 3:53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5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3:57:21" calcext:value-type="date">
            <text:p>6/3/21 3:57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5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4:02:22" calcext:value-type="date">
            <text:p>6/3/21 4:02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5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4:02:31" calcext:value-type="date">
            <text:p>6/3/21 4:02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25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4:07:51" calcext:value-type="date">
            <text:p>6/3/21 4:07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25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3-06T04:08:03" calcext:value-type="date">
            <text:p>6/3/21 4:08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25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date" office:date-value="2021-03-06T20:54:05" calcext:value-type="date">
            <text:p>6/3/21 8:5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25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date" office:date-value="2021-03-06T20:54:38" calcext:value-type="date">
            <text:p>6/3/21 8:54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25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date" office:date-value="2021-03-06T20:54:42" calcext:value-type="date">
            <text:p>6/3/21 8:54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5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date" office:date-value="2021-03-06T20:57:27" calcext:value-type="date">
            <text:p>6/3/21 8:5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25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date" office:date-value="2021-03-06T21:07:29" calcext:value-type="date">
            <text:p>6/3/21 9:0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25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date" office:date-value="2021-03-06T21:16:20" calcext:value-type="date">
            <text:p>6/3/21 9:1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5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date" office:date-value="2021-03-06T21:26:31" calcext:value-type="date">
            <text:p>6/3/21 9:2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25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08:43" calcext:value-type="date">
            <text:p>7/3/21 6:08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5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12:36" calcext:value-type="date">
            <text:p>7/3/21 6:1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5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12:44" calcext:value-type="date">
            <text:p>7/3/21 6:1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5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12:53" calcext:value-type="date">
            <text:p>7/3/21 6:1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25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13:45" calcext:value-type="date">
            <text:p>7/3/21 6:1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5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14:06" calcext:value-type="date">
            <text:p>7/3/21 6:14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20:38" calcext:value-type="date">
            <text:p>7/3/21 6:20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5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21:21" calcext:value-type="date">
            <text:p>7/3/21 6:2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5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21:46" calcext:value-type="date">
            <text:p>7/3/21 6:2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5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22:54" calcext:value-type="date">
            <text:p>7/3/21 6:22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25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23:10" calcext:value-type="date">
            <text:p>7/3/21 6:23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25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30:26" calcext:value-type="date">
            <text:p>7/3/21 6:30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5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37:50" calcext:value-type="date">
            <text:p>7/3/21 6:37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25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38:53" calcext:value-type="date">
            <text:p>7/3/21 6:38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25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47:22" calcext:value-type="date">
            <text:p>7/3/21 6:47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48:14" calcext:value-type="date">
            <text:p>7/3/21 6:48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5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57:18" calcext:value-type="date">
            <text:p>7/3/21 6:57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25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8:58:51" calcext:value-type="date">
            <text:p>7/3/21 6:58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25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date" office:date-value="2021-03-07T19:06:01" calcext:value-type="date">
            <text:p>7/3/21 7:06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1:36:30" calcext:value-type="date">
            <text:p>7/3/21 9:36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25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1:39:11" calcext:value-type="date">
            <text:p>7/3/21 9:39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5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1:41:08" calcext:value-type="date">
            <text:p>7/3/21 9:41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5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1:58:02" calcext:value-type="date">
            <text:p>7/3/21 9:58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2:09:19" calcext:value-type="date">
            <text:p>7/3/21 10:09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5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2:22:49" calcext:value-type="date">
            <text:p>7/3/21 10:22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5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2:24:23" calcext:value-type="date">
            <text:p>7/3/21 10:24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5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22:24:52" calcext:value-type="date">
            <text:p>7/3/21 10:24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5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date" office:date-value="2021-03-08T12:35:38" calcext:value-type="date">
            <text:p>8/3/21 12:35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25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33:06" calcext:value-type="date">
            <text:p>8/3/21 8:3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5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33:48" calcext:value-type="date">
            <text:p>8/3/21 8:3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5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40:52" calcext:value-type="date">
            <text:p>8/3/21 8:40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5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43:27" calcext:value-type="date">
            <text:p>8/3/21 8:4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25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52:37" calcext:value-type="date">
            <text:p>8/3/21 8:5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5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53:07" calcext:value-type="date">
            <text:p>8/3/21 8:53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25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0:56:43" calcext:value-type="date">
            <text:p>8/3/21 8:56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25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1:00:37" calcext:value-type="date">
            <text:p>8/3/21 9:00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5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1:01:33" calcext:value-type="date">
            <text:p>8/3/21 9:01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5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1:01:49" calcext:value-type="date">
            <text:p>8/3/21 9:01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5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date" office:date-value="2021-03-08T21:06:42" calcext:value-type="date">
            <text:p>8/3/21 9:06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5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date" office:date-value="2021-03-09T11:46:34" calcext:value-type="date">
            <text:p>9/3/21 11:46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5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date" office:date-value="2021-03-09T12:21:57" calcext:value-type="date">
            <text:p>9/3/21 12:21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5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date" office:date-value="2021-03-09T12:33:11" calcext:value-type="date">
            <text:p>9/3/21 12:33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25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office:value-type="date" office:date-value="2021-03-09T12:33:51" calcext:value-type="date">
            <text:p>9/3/21 12:33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5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date" office:date-value="2021-03-09T12:39:06" calcext:value-type="date">
            <text:p>9/3/21 12:39 P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5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date" office:date-value="2021-03-09T18:48:43" calcext:value-type="date">
            <text:p>9/3/21 6:48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25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date" office:date-value="2021-03-09T18:58:44" calcext:value-type="date">
            <text:p>9/3/21 6:58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25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date" office:date-value="2021-03-09T19:18:27" calcext:value-type="date">
            <text:p>9/3/21 7:18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25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date" office:date-value="2021-03-09T19:25:47" calcext:value-type="date">
            <text:p>9/3/21 7:25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5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date" office:date-value="2021-03-09T19:33:01" calcext:value-type="date">
            <text:p>9/3/21 7:33 P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5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date" office:date-value="2021-03-10T02:54:22" calcext:value-type="date">
            <text:p>10/3/21 2:54 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date" office:date-value="2021-03-10T03:00:46" calcext:value-type="date">
            <text:p>10/3/21 3:00 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5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 office:value-type="date" office:date-value="2021-03-10T03:07:51" calcext:value-type="date">
            <text:p>10/3/21 3:07 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25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date" office:date-value="2021-03-10T03:09:28" calcext:value-type="date">
            <text:p>10/3/21 3:09 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25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date" office:date-value="2021-03-10T03:15:59" calcext:value-type="date">
            <text:p>10/3/21 3:15 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5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date" office:date-value="2021-03-10T03:27:30" calcext:value-type="date">
            <text:p>10/3/21 3:27 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5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date" office:date-value="2021-03-10T03:33:06" calcext:value-type="date">
            <text:p>10/3/21 3:33 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5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2:57:21" calcext:value-type="date">
            <text:p>11/3/21 10:57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2:59:31" calcext:value-type="date">
            <text:p>11/3/21 10:59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5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03:14" calcext:value-type="date">
            <text:p>11/3/21 11:0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25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03:28" calcext:value-type="date">
            <text:p>11/3/21 11:0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03:51" calcext:value-type="date">
            <text:p>11/3/21 11:0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5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05:02" calcext:value-type="date">
            <text:p>11/3/21 11:05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25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07:56" calcext:value-type="date">
            <text:p>11/3/21 11:07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25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10:09" calcext:value-type="date">
            <text:p>11/3/21 11:1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25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15:14" calcext:value-type="date">
            <text:p>11/3/21 11:15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5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17:23" calcext:value-type="date">
            <text:p>11/3/21 11:17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5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18:44" calcext:value-type="date">
            <text:p>11/3/21 11:18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25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20:27" calcext:value-type="date">
            <text:p>11/3/21 11:2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5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22:40" calcext:value-type="date">
            <text:p>11/3/21 11:2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25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22:49" calcext:value-type="date">
            <text:p>11/3/21 11:22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25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date" office:date-value="2021-03-11T23:23:50" calcext:value-type="date">
            <text:p>11/3/21 11:2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25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07:29" calcext:value-type="date">
            <text:p>12/3/21 12:07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5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08:08" calcext:value-type="date">
            <text:p>12/3/21 12:08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5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09:06" calcext:value-type="date">
            <text:p>12/3/21 12:09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25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10:36" calcext:value-type="date">
            <text:p>12/3/21 12:10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25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23:59" calcext:value-type="date">
            <text:p>12/3/21 12:23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5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27:13" calcext:value-type="date">
            <text:p>12/3/21 12:27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25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date" office:date-value="2021-03-12T00:28:25" calcext:value-type="date">
            <text:p>12/3/21 12:28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25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2T13:23:33" calcext:value-type="date">
            <text:p>12/3/21 1:23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5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2T13:31:11" calcext:value-type="date">
            <text:p>12/3/21 1:31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25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2T13:31:22" calcext:value-type="date">
            <text:p>12/3/21 1:31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5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2T13:38:49" calcext:value-type="date">
            <text:p>12/3/21 1:38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5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2T13:39:42" calcext:value-type="date">
            <text:p>12/3/21 1:39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office:value-type="date" office:date-value="2021-03-12T13:46:58" calcext:value-type="date">
            <text:p>12/3/21 1:46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25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21:04" calcext:value-type="date">
            <text:p>12/3/21 9:21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25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26:05" calcext:value-type="date">
            <text:p>12/3/21 9:2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5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29:19" calcext:value-type="date">
            <text:p>12/3/21 9:29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5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35:02" calcext:value-type="date">
            <text:p>12/3/21 9:35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25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35:50" calcext:value-type="date">
            <text:p>12/3/21 9:35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5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36:09" calcext:value-type="date">
            <text:p>12/3/21 9:3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5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36:16" calcext:value-type="date">
            <text:p>12/3/21 9:3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25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36:20" calcext:value-type="date">
            <text:p>12/3/21 9:36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5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0" calcext:value-type="float">
            <text:p>90</text:p>
          </table:table-cell>
          <table:table-cell office:value-type="date" office:date-value="2021-03-12T21:39:48" calcext:value-type="date">
            <text:p>12/3/21 9:39 P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25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4:38:49" calcext:value-type="date">
            <text:p>13/3/21 2:38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5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4:52:19" calcext:value-type="date">
            <text:p>13/3/21 2:52 P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25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4:52:51" calcext:value-type="date">
            <text:p>13/3/21 2:52 P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5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03:48" calcext:value-type="date">
            <text:p>13/3/21 3:03 P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25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05:03" calcext:value-type="date">
            <text:p>13/3/21 3:05 P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25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13:16" calcext:value-type="date">
            <text:p>13/3/21 3:13 P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5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13:41" calcext:value-type="date">
            <text:p>13/3/21 3:13 P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5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15:12" calcext:value-type="date">
            <text:p>13/3/21 3:15 P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16:36" calcext:value-type="date">
            <text:p>13/3/21 3:16 PM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5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18:39" calcext:value-type="date">
            <text:p>13/3/21 3:18 PM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5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25:59" calcext:value-type="date">
            <text:p>13/3/21 3:25 PM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table:number-columns-repeated="25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26:34" calcext:value-type="date">
            <text:p>13/3/21 3:26 PM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5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" calcext:value-type="float">
            <text:p>93</text:p>
          </table:table-cell>
          <table:table-cell office:value-type="date" office:date-value="2021-03-13T15:27:05" calcext:value-type="date">
            <text:p>13/3/21 3:27 PM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table:number-columns-repeated="25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37:59" calcext:value-type="date">
            <text:p>14/3/21 8:3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5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43:47" calcext:value-type="date">
            <text:p>14/3/21 8:4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25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43:54" calcext:value-type="date">
            <text:p>14/3/21 8:4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5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45:20" calcext:value-type="date">
            <text:p>14/3/21 8:45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25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1:15" calcext:value-type="date">
            <text:p>14/3/21 8:5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5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1:26" calcext:value-type="date">
            <text:p>14/3/21 8:5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1:37" calcext:value-type="date">
            <text:p>14/3/21 8:5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5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1:49" calcext:value-type="date">
            <text:p>14/3/21 8:5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25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2:36" calcext:value-type="date">
            <text:p>14/3/21 8:5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5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7:02" calcext:value-type="date">
            <text:p>14/3/21 8:5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5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0:59:12" calcext:value-type="date">
            <text:p>14/3/21 8:5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5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4:19" calcext:value-type="date">
            <text:p>14/3/21 9:04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6:25" calcext:value-type="date">
            <text:p>14/3/21 9:0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25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6:38" calcext:value-type="date">
            <text:p>14/3/21 9:0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25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6:49" calcext:value-type="date">
            <text:p>14/3/21 9:0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25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9:02" calcext:value-type="date">
            <text:p>14/3/21 9:0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9:24" calcext:value-type="date">
            <text:p>14/3/21 9:0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5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09:30" calcext:value-type="date">
            <text:p>14/3/21 9:0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5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11:13" calcext:value-type="date">
            <text:p>14/3/21 9:11 P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5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14:12" calcext:value-type="date">
            <text:p>14/3/21 9:14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5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15:00" calcext:value-type="date">
            <text:p>14/3/21 9:15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5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15:13" calcext:value-type="date">
            <text:p>14/3/21 9:15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5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17:53" calcext:value-type="date">
            <text:p>14/3/21 9:1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25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date" office:date-value="2021-03-14T21:19:47" calcext:value-type="date">
            <text:p>14/3/21 9:1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25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1:48" calcext:value-type="date">
            <text:p>14/3/21 9:2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5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2:32" calcext:value-type="date">
            <text:p>14/3/21 9:2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5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2:58" calcext:value-type="date">
            <text:p>14/3/21 9:2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25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5:07" calcext:value-type="date">
            <text:p>14/3/21 9:25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5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7:19" calcext:value-type="date">
            <text:p>14/3/21 9:2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25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7:33" calcext:value-type="date">
            <text:p>14/3/21 9:2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25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29:26" calcext:value-type="date">
            <text:p>14/3/21 9:2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5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30:33" calcext:value-type="date">
            <text:p>14/3/21 9:30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5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31:11" calcext:value-type="date">
            <text:p>14/3/21 9:3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5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33:19" calcext:value-type="date">
            <text:p>14/3/21 9:3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25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35:43" calcext:value-type="date">
            <text:p>14/3/21 9:35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5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38:38" calcext:value-type="date">
            <text:p>14/3/21 9:38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5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41:23" calcext:value-type="date">
            <text:p>14/3/21 9:4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5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45:11" calcext:value-type="date">
            <text:p>14/3/21 9:45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25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46:45" calcext:value-type="date">
            <text:p>14/3/21 9:4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5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47:44" calcext:value-type="date">
            <text:p>14/3/21 9:47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25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49:18" calcext:value-type="date">
            <text:p>14/3/21 9:4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5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53:12" calcext:value-type="date">
            <text:p>14/3/21 9:53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25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56:24" calcext:value-type="date">
            <text:p>14/3/21 9:5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25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56:47" calcext:value-type="date">
            <text:p>14/3/21 9:56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5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59:11" calcext:value-type="date">
            <text:p>14/3/21 9:5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25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1:59:22" calcext:value-type="date">
            <text:p>14/3/21 9:5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5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date" office:date-value="2021-03-14T22:01:56" calcext:value-type="date">
            <text:p>14/3/21 10:01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25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date" office:date-value="2021-03-16T11:38:24" calcext:value-type="date">
            <text:p>16/3/21 11:38 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5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date" office:date-value="2021-03-18T20:13:15" calcext:value-type="date">
            <text:p>18/3/21 8:13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5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date" office:date-value="2021-03-18T22:11:09" calcext:value-type="date">
            <text:p>18/3/21 10:11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5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date" office:date-value="2021-03-18T22:20:04" calcext:value-type="date">
            <text:p>18/3/21 10:20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5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date" office:date-value="2021-03-18T22:29:08" calcext:value-type="date">
            <text:p>18/3/21 10:29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5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date" office:date-value="2021-03-18T22:29:08" calcext:value-type="date">
            <text:p>18/3/21 10:29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5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date" office:date-value="2021-03-18T22:35:09" calcext:value-type="date">
            <text:p>18/3/21 10:35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25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date" office:date-value="2021-03-18T22:35:11" calcext:value-type="date">
            <text:p>18/3/21 10:35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25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date" office:date-value="2021-03-19T16:30:27" calcext:value-type="date">
            <text:p>19/3/21 4:30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9" calcext:value-type="float">
            <text:p>109</text:p>
          </table:table-cell>
          <table:table-cell office:value-type="date" office:date-value="2021-03-19T16:31:33" calcext:value-type="date">
            <text:p>19/3/21 4:31 P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5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2" calcext:value-type="float">
            <text:p>112</text:p>
          </table:table-cell>
          <table:table-cell office:value-type="date" office:date-value="2021-03-20T13:30:10" calcext:value-type="date">
            <text:p>20/3/21 1:30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5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2" calcext:value-type="float">
            <text:p>112</text:p>
          </table:table-cell>
          <table:table-cell office:value-type="date" office:date-value="2021-03-20T13:34:34" calcext:value-type="date">
            <text:p>20/3/21 1:34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25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 office:value-type="date" office:date-value="2021-03-20T13:39:44" calcext:value-type="date">
            <text:p>20/3/21 1:39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25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2" calcext:value-type="float">
            <text:p>112</text:p>
          </table:table-cell>
          <table:table-cell office:value-type="date" office:date-value="2021-03-20T13:40:27" calcext:value-type="date">
            <text:p>20/3/21 1:40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25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2" calcext:value-type="float">
            <text:p>112</text:p>
          </table:table-cell>
          <table:table-cell office:value-type="date" office:date-value="2021-03-20T13:42:51" calcext:value-type="date">
            <text:p>20/3/21 1:42 P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250"/>
        </table:table-row>
        <table:table-row table:style-name="ro1" table:number-rows-repeated="10483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stats_packs_in_session" table:style-name="ta9"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_stats_game_sessions_id</text:p>
          </table:table-cell>
          <table:table-cell office:value-type="string" calcext:value-type="string">
            <text:p>pack_id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 table:number-rows-repeated="10482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stats_users" table:style-name="ta10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16128"/>
        <table:table-row table:style-name="ro1">
          <table:table-cell office:value-type="string" calcext:value-type="string">
            <text:p>id</text:p>
          </table:table-cell>
          <table:table-cell table:number-columns-repeated="25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5"/>
        </table:table-row>
        <table:table-row table:style-name="ro1" table:number-rows-repeated="104853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2" table:target-range-address="ispartof.A1:ispartof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P0" style:volatile="true" number:language="en" number:country="US">
      <number:day/>
      <number:text>/</number:text>
      <number:month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splayed" style:display-name="PageStyle_isplaye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jects" style:display-name="PageStyle_subjec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stats_5f_game_5f_sessions" style:display-name="PageStyle__stats_game_sess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memodes" style:display-name="PageStyle_gamemod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partof" style:display-name="PageStyle_isparto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cks" style:display-name="PageStyle_pack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mins" style:display-name="PageStyle_admi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stats_5f_connections" style:display-name="PageStyle__stats_connect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stats_5f_packs_5f_in_5f_session" style:display-name="PageStyle__stats_packs_in_sess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5f_stats_5f_users" style:display-name="PageStyle__stats_us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hpMyAdmin 4.9.5</meta:initial-creator>
    <meta:creation-date>2021-03-20T14:48:04</meta:creation-date>
    <dc:date>2023-05-08T19:21:50.358000000</dc:date>
    <meta:generator>LibreOffice/7.5.1.2$Windows_X86_64 LibreOffice_project/fcbaee479e84c6cd81291587d2ee68cba099e129</meta:generator>
    <meta:editing-duration>PT34M38S</meta:editing-duration>
    <meta:editing-cycles>1</meta:editing-cycles>
    <meta:document-statistic meta:table-count="10" meta:cell-count="4565" meta:object-count="0"/>
    <meta:user-defined meta:name="AppVersion">16.0300</meta:user-defined>
  </office:meta>
</office:document-meta>
</file>